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riangle-judgement/" text:style-name="Internet_20_link" text:visited-style-name="Visited_20_Internet_20_Link"><text:span text:style-name="T1">610. Triangle Judgement</text:span></text:a></text:p>
      <text:section text:style-name="Sect1" text:name="headlessui-popover-button-:rh:">
        <text:p text:style-name="Standard"/>
      </text:section>
      <text:p text:style-name="P4">Easy</text:p>
      <text:p text:style-name="P4">372</text:p>
      <text:p text:style-name="P4">91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Triangle</text:span></text:span></text:p>
      <text:p text:style-name="P2">+-------------+------+</text:p>
      <text:p text:style-name="P2">| Column Name | Type |</text:p>
      <text:p text:style-name="P2">+-------------+------+</text:p>
      <text:p text:style-name="P2">| x <text:s text:c="10"/>| int <text:s/>|</text:p>
      <text:p text:style-name="P2">| y <text:s text:c="10"/>| int <text:s/>|</text:p>
      <text:p text:style-name="P2">| z <text:s text:c="10"/>| int <text:s/>|</text:p>
      <text:p text:style-name="P2">+-------------+------+</text:p>
      <text:p text:style-name="P2">In SQL, (x, y, z) is the primary key column for this table.</text:p>
      <text:p text:style-name="P1">Each row of this table contains the lengths of three line segments.</text:p>
      <text:p text:style-name="P6"> </text:p>
      <text:p text:style-name="P6">Report for every three line segments whether they can form a triangle.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Triangle table:</text:p>
      <text:p text:style-name="P2">+----+----+----+</text:p>
      <text:p text:style-name="P2">| x <text:s/>| y <text:s/>| z <text:s/>|</text:p>
      <text:p text:style-name="P2">+----+----+----+</text:p>
      <text:p text:style-name="P2">| 13 | 15 | 30 |</text:p>
      <text:p text:style-name="P2">| 10 | 20 | 15 |</text:p>
      <text:p text:style-name="P2">+----+----+----+</text:p>
      <text:p text:style-name="P3"><text:span text:style-name="Strong_20_Emphasis"><text:span text:style-name="T1">Output:</text:span></text:span><text:span text:style-name="T1"> </text:span></text:p>
      <text:p text:style-name="P2">+----+----+----+----------+</text:p>
      <text:p text:style-name="P2">| x <text:s/>| y <text:s/>| z <text:s/>| triangle |</text:p>
      <text:p text:style-name="P2">+----+----+----+----------+</text:p>
      <text:p text:style-name="P2">| 13 | 15 | 30 | No <text:s text:c="6"/>|</text:p>
      <text:p text:style-name="P2">| 10 | 20 | 15 | Yes <text:s text:c="5"/>|</text:p>
      <text:p text:style-name="P1">+----+----+----+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3:09:39.600000000</dc:date>
    <meta:editing-duration>PT9S</meta:editing-duration>
    <meta:editing-cycles>1</meta:editing-cycles>
    <meta:document-statistic meta:table-count="0" meta:image-count="0" meta:object-count="0" meta:page-count="1" meta:paragraph-count="38" meta:word-count="176" meta:character-count="812" meta:non-whitespace-character-count="645"/>
    <meta:generator>LibreOffice/7.2.2.2$Windows_X86_64 LibreOffice_project/02b2acce88a210515b4a5bb2e46cbfb63fe97d56</meta:generator>
  </office:meta>
</office:document-meta>
</file>